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51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2pt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15.24cm" svg:height="2.051cm" svg:x="0.254cm" svg:y="0.762cm" presentation:class="title" presentation:user-transformed="true">
          <draw:text-box>
            <text:p text:style-name="P1">Bilan Défi ce qu’on a réussi à faire…</text:p>
          </draw:text-box>
        </draw:frame>
        <draw:frame presentation:style-name="pr2" draw:text-style-name="P2" draw:layer="layout" svg:width="12.297cm" svg:height="10.787cm" svg:x="1.1cm" svg:y="3.132cm" presentation:class="outline" presentation:user-transformed="true">
          <draw:text-box>
            <text:list text:style-name="L2">
              <text:list-item>
                <text:p text:style-name="P2">Principales fonctionnalités et spécifications implémentées.</text:p>
              </text:list-item>
              <text:list-item>
                <text:p text:style-name="P2">Design basique mais fonctionnel.</text:p>
              </text:list-item>
              <text:list-item>
                <text:p text:style-name="P2">Indication des étapes du processus de vote.</text:p>
              </text:list-item>
              <text:list-item>
                <text:p text:style-name="P2">Reconnaissance du compte courant connecté (changements de compte Metamask pendant le développement).</text:p>
              </text:list-item>
              <text:list-item>
                <text:p text:style-name="P2">Personnalisation de la page pour l’administrateur qui a le privilège de pouvoir actionner le bouton de contrôle du processus de vote.</text:p>
              </text:list-item>
            </text:list>
          </draw:text-box>
        </draw:frame>
        <draw:frame presentation:style-name="pr2" draw:text-style-name="P2" draw:layer="layout" svg:width="12.297cm" svg:height="10.787cm" svg:x="14.813cm" svg:y="3.132cm" presentation:class="outline" presentation:user-transformed="true">
          <draw:text-box>
            <text:list text:style-name="L2">
              <text:list-item>
                <text:p text:style-name="P2">Manque de fluidité surtout au niveau du rafraîchissement de la page : on a besoin de mieux maîtriser React et ...</text:p>
              </text:list-item>
              <text:list-item>
                <text:p text:style-name="P2"><text:span text:style-name="T1">… </text:span><text:span text:style-name="T1">d’implémenter un mécanisme d’attente de l’enregistrement de la transaction dans la blockchain avant d’induire un rafraîchissement.</text:span></text:p>
              </text:list-item>
              <text:list-item>
                <text:p text:style-name="P2">Aspect de l’interface basique, pourrait être améliorée.</text:p>
              </text:list-item>
              <text:list-item>
                <text:p text:style-name="P2">Gestion des événements manquantes.</text:p>
              </text:list-item>
              <text:list-item>
                <text:p text:style-name="P2">Gestion des reverts (pour l’instant seulement au niveau de metamask).</text:p>
              </text:list-item>
              <text:list-item>
                <text:p text:style-name="P2"><text:span text:style-name="T2">Pas eu le temps d’examiner la sécurité et</text:span><text:span text:style-name="T1"> la performance (optimisation) du smart contract. On avait quand même fait un effort sur l’optimisation pendant l’écriture du smart contract.</text:span></text:p>
              </text:list-item>
              <text:list-item>
                <text:p text:style-name="P2"><text:span text:style-name="T1">Ajout d’un bouton Reset (pas eu le temps). </text:span></text:p>
                <text:p text:style-name="P2"><text:span text:style-name="T1"/></text:p>
              </text:list-item>
            </text:list>
          </draw:text-box>
        </draw:frame>
        <draw:frame presentation:style-name="pr1" draw:text-style-name="P1" draw:layer="layout" svg:width="6.604cm" svg:height="2.051cm" svg:x="17.78cm" svg:y="0.762cm" presentation:class="title" presentation:user-transformed="true">
          <draw:text-box>
            <text:p text:style-name="P1">ou pas encore…..</text:p>
          </draw:text-box>
        </draw:frame>
        <draw:frame draw:style-name="gr1" draw:text-style-name="P3" draw:layer="layout" svg:width="3.669cm" svg:height="0.962cm" svg:x="0.508cm" svg:y="14.532cm">
          <draw:text-box>
            <text:p>21/03/2021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1T11:04:08.329439146</meta:creation-date>
    <dc:date>2021-03-21T11:39:50.860691991</dc:date>
    <meta:editing-duration>PT2M48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